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margin-left="-1.251cm" fo:margin-right="0cm" fo:text-indent="0cm" style:auto-text-indent="fals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text:style-name="L1">
        <text:list-item>
          <text:p text:style-name="P1">Предыдущие работы были основаны на анализе синтаксиса.</text:p>
        </text:list-item>
        <text:list-item>
          <text:p text:style-name="P1">Новое в JavaChecker2 – анализ семантики.</text:p>
          <text:list>
            <text:list-item>
              <text:p text:style-name="P1">Что такое семантика, чем она отличается от синтаксиса ?</text:p>
              <text:list>
                <text:list-item>
                  <text:p text:style-name="P1">Возможность <text:s/>определять категории объектов. (типы, переменные,и.т.д)</text:p>
                </text:list-item>
                <text:list-item>
                  <text:p text:style-name="P1">Связи между объектами, находящимися в разных текстах или в расстоянии. (наследование, аггрегация, зависимость)</text:p>
                  <text:p text:style-name="P2">2. <text:s text:c="2"/>Реализация.</text:p>
                  <text:list>
                    <text:list-item>
                      <text:list>
                        <text:list-item>
                          <text:p text:style-name="P2"/>
                        </text:list-item>
                      </text:list>
                    </text:list-item>
                  </text:list>
                  <text:p text:style-name="P1"/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3-07T16:12:02</meta:creation-date>
    <dc:date>2007-03-07T18:13:52</dc:date>
    <dc:language>ru-RU</dc:language>
    <meta:editing-cycles>3</meta:editing-cycles>
    <meta:editing-duration>PT1H46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42" meta:character-count="343"/>
  </office:meta>
</office:document-meta>
</file>